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stPageRecords.addRecord( double demerits , KnuthNode node , double adjust , int availableShrink , int availableStretch , int difference ,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stPageRecords.getFootnotesLength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PageBreakingAlgorithm( LayoutManager topLevelLM , PageProvider pageProvider , PageBreakingLayoutListener layoutListener , int alignment , int alignmentLast , MinOptMax footnoteSeparatorLength , boolean partOverflowRecovery , boolean autoHeight , boolean favorSingle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BreakingAlgorithm.removeAllPageBrea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BreakingAlgorithm.getFootnoteSplit( int prevListIndex , int prevElementIndex , int prevLength , int availableLength , boolean canDeferOldFootnot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BreakingAlgorithm.noBreakBetween( int prevBreakIndex , int breakIndex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geBreakingAlgorithm.handleFootnotes( List elementLis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estPageRecords.getFootnoteListIndex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checkCanDeferOldFootnotes( KnuthPageNode node , int contentElemen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BreakingAlgorithm.getPageBr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getF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getLineWidth( int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BreakingAlgorithm.getFootnoteSplit( KnuthPageNode activeNode , int availableLength , boolean canDeferOldFootno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BreakingAlgorithm.getFootnoteLis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insertPageBreakAsFirst( PageBreakPosition pageBrea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BreakingAlgorithm.resetFootnotes( List elementLis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BreakingAlgorithm.computeDemerits( KnuthNode activeNode , KnuthElement element , int fitnessClass , double 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KnuthPageNode.KnuthPageNode( int position , int line , int fitness , int totalWidth , int totalStretch , int totalShrink , int totalFootnotes , int footnoteListIndex , int footnoteElementIndex , double adjustRatio , int availableShrink , int availableStretch , int difference , double totalDemerits , KnuthNode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BreakingAlgorithm.filterActiveNod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BreakingAlgorithm.fini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BreakingAlgorithm.createNode( int position , int line , int fitness , int totalWidth , int totalStretch , int total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BreakingAlgorithm.updateData2( KnuthNode bestActiveNode , KnuthSequence sequence , int tota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ageBreakingAlgorithm.createFootnotePages( KnuthPageNode last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geBreakingAlgorithm.computeDifference( KnuthNode activeNode , KnuthElement element , int element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ageBreakingAlgorithm.createNode( int position , int line , int fitness , int totalWidth , int totalStretch , int totalShrink , double adjustRatio , int availableShrink , int availableStretch , int difference , double totalDemerits , KnuthNode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BreakingAlgorithm.computeAdjustmentRatio( KnuthNode activeNode , int differe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BreakingAlgorithm.handleBox( KnuthBox bo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stPageRecords.getFootnoteElementIndex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ingAlgorithm.deferredFootnotes( int listIndex , int elementIndex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BreakingAlgorithm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BreakingAlgorithm.considerLegalBreak( KnuthElement element , int element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BreakingAlgorithm.updateData1( int total , double demer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BreakingAlgorithm.restartFrom( KnuthNode restartingNode , int curren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